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3.56pt"/>
    </style:style>
    <style:style style:name="co2" style:family="table-column">
      <style:table-column-properties fo:break-before="auto" style:column-width="53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lstats-posts" table:style-name="ta1">
        <table:shapes>
          <draw:frame draw:z-index="0" draw:style-name="gr1" draw:text-style-name="P1" svg:width="1052.73pt" svg:height="465.93pt" svg:x="487.19pt" svg:y="16.87pt">
            <loext:p draw:notify-on-update-of-ranges="'mlstats-posts'.A1:'mlstats-posts'.A1 'mlstats-posts'.A2:'mlstats-posts'.A75 'mlstats-posts'.B1:'mlstats-posts'.B1 'mlstats-posts'.B2:'mlstats-posts'.B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3.2pt" svg:height="469.5pt" svg:x="756.6pt" svg:y="0pt">
            <loext:p draw:notify-on-update-of-ranges="'mlstats-posts'.A1:'mlstats-posts'.A1 'mlstats-posts'.A2:'mlstats-posts'.A34 'mlstats-posts'.B1:'mlstats-posts'.B1 'mlstats-posts'.B2:'mlstats-posts'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87.44pt" svg:height="461.34pt" svg:x="313.54pt" svg:y="460.26pt">
            <loext:p draw:notify-on-update-of-ranges="'mlstats-posts'.A43:'mlstats-posts'.A75 'mlstats-posts'.B43:'mlstats-posts'.B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426.98pt" svg:x="731.34pt" svg:y="492.55pt">
            <loext:p draw:notify-on-update-of-ranges="'mlstats-posts'.A43:'mlstats-posts'.A74 'mlstats-posts'.B43:'mlstats-posts'.B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# of Posts</text:p>
          </table:table-cell>
        </table:table-row>
        <table:table-row table:style-name="ro1">
          <table:table-cell office:value-type="string" calcext:value-type="string">
            <text:p>trans-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versity-ap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n-communi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u-user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rans-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anama-communit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u-user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ama-mentor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pac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ummit-plannin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utreach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lock-attendees-20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epel-users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devassistan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flock-attendees-201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isv-si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trans-b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ommops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design-devel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trans-ko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websites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env-and-stacks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badges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kexec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3122" calcext:value-type="float">
            <text:p>3122</text:p>
          </table:table-cell>
        </table:table-row>
        <table:table-row table:style-name="ro1">
          <table:table-cell office:value-type="string" calcext:value-type="string">
            <text:p>olpc</text:p>
          </table:table-cell>
          <table:table-cell office:value-type="float" office:value="3161" calcext:value-type="float">
            <text:p>3161</text:p>
          </table:table-cell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3294" calcext:value-type="float">
            <text:p>3294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4914" calcext:value-type="float">
            <text:p>4914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12258" calcext:value-type="float">
            <text:p>12258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string" calcext:value-type="string">
            <text:p>brasil-marketing</text:p>
          </table:table-cell>
          <table:table-cell office:value-type="float" office:value="15306" calcext:value-type="float">
            <text:p>15306</text:p>
          </table:table-cell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6597" calcext:value-type="float">
            <text:p>16597</text:p>
          </table:table-cell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18331" calcext:value-type="float">
            <text:p>18331</text:p>
          </table:table-cell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23731" calcext:value-type="float">
            <text:p>23731</text:p>
          </table:table-cell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23975" calcext:value-type="float">
            <text:p>23975</text:p>
          </table:table-cell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216588" calcext:value-type="float">
            <text:p>216588</text:p>
          </table:table-cell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378888" calcext:value-type="float">
            <text:p>378888</text:p>
          </table:table-cell>
        </table:table-row>
      </table:table>
      <table:named-expressions/>
      <table:database-ranges>
        <table:database-range table:name="__Anonymous_Sheet_DB__0" table:target-range-address="'mlstats-posts'.A1:'mlstats-posts'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0:19:58.428903694</dc:date>
    <dc:creator>decause </dc:creator>
    <meta:editing-duration>PT1H46M22S</meta:editing-duration>
    <meta:editing-cycles>2</meta:editing-cycles>
    <meta:generator>LibreOffice/5.0.3.2$Linux_X86_64 LibreOffice_project/00$Build-2</meta:generator>
    <meta:document-statistic meta:table-count="1" meta:cell-count="1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39cm" svg:height="16.438cm" xlink:href=".." xlink:type="simple" chart:class="chart:bar" chart:style-name="ch1">
        <chart:legend chart:legend-position="end" svg:x="34.783cm" svg:y="7.92cm" style:legend-expansion="high" chart:style-name="ch2"/>
        <chart:plot-area chart:style-name="ch3" table:cell-range-address="'mlstats-posts'.A1:'mlstats-posts'.B75" chart:data-source-has-labels="both" svg:x="0.742cm" svg:y="0.328cm" svg:width="33.299cm" svg:height="15.7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575cm" svg:y="0.328cm" svg:width="31.074cm" svg:height="12.5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posts'.A2:'mlstats-posts'.A7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posts'.B2:'mlstats-posts'.B75" chart:label-cell-address="'mlstats-posts'.B1:'mlstats-posts'.B1" chart:class="chart:bar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Posts</text:p>
                <draw:g>
                  <svg:desc>'mlstats-posts'.B1:'mlstats-pos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ns-ru</text:p>
                <draw:g>
                  <svg:desc>'mlstats-posts'.A2:'mlstats-posts'.A75</svg:desc>
                </draw:g>
              </table:table-cell>
              <table:table-cell office:value-type="float" office:value="3">
                <text:p>3</text:p>
                <draw:g>
                  <svg:desc>'mlstats-posts'.B2:'mlstats-posts'.B75</svg:desc>
                </draw:g>
              </table:table-cell>
            </table:table-row>
            <table:table-row>
              <table:table-cell office:value-type="string">
                <text:p>voip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versity-app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n-communit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u-user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rans-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anama-community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u-users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omen-outreach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ama-mentors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pa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summit-plann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outreach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lock-attendees-20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epel-users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devassistant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ips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power-management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flock-attendees-20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sv-si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emixes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9-announce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ommop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lxde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design-devel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trans-ko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ml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bangladesh-users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bigdata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websites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env-and-stacks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2258">
                <text:p>12258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23731">
                <text:p>23731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16588">
                <text:p>216588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378888">
                <text:p>378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6cm" svg:height="16.564cm" xlink:href=".." xlink:type="simple" chart:class="chart:bar" chart:style-name="ch1">
        <chart:legend chart:legend-position="end" svg:x="25.98cm" svg:y="7.983cm" style:legend-expansion="high" chart:style-name="ch2"/>
        <chart:plot-area chart:style-name="ch3" table:cell-range-address="'mlstats-posts'.A1:'mlstats-posts'.B34" chart:data-source-has-labels="both" svg:x="2.791cm" svg:y="0.361cm" svg:width="19.894cm" svg:height="15.9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6.365cm" svg:y="0.361cm" svg:width="16.357cm" svg:height="15.3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lstats-posts'.A2:'mlstats-posts'.A3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mlstats-posts'.B2:'mlstats-posts'.B34" chart:label-cell-address="'mlstats-posts'.B1:'mlstats-posts'.B1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of Posts</text:p>
                <draw:g>
                  <svg:desc>'mlstats-posts'.B1:'mlstats-pos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ns-ru</text:p>
                <draw:g>
                  <svg:desc>'mlstats-posts'.A2:'mlstats-posts'.A34</svg:desc>
                </draw:g>
              </table:table-cell>
              <table:table-cell office:value-type="float" office:value="3">
                <text:p>3</text:p>
                <draw:g>
                  <svg:desc>'mlstats-posts'.B2:'mlstats-posts'.B34</svg:desc>
                </draw:g>
              </table:table-cell>
            </table:table-row>
            <table:table-row>
              <table:table-cell office:value-type="string">
                <text:p>voip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versity-app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n-community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hu-user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rans-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anama-community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u-users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women-outreach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fama-mentors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apa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summit-planning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outreach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flock-attendees-20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epel-users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devassistant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mips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power-management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flock-attendees-201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isv-sig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trans-bg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emixes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9-announce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ommop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lxde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wiki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design-devel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69cm" svg:height="16.276cm" xlink:href=".." xlink:type="simple" chart:class="chart:bar" chart:style-name="ch1">
        <chart:plot-area chart:style-name="ch2" table:cell-range-address="'mlstats-posts'.A43:'mlstats-posts'.B75" chart:data-source-has-labels="column" svg:x="-1.46cm" svg:y="0.326cm" svg:width="12.822cm" svg:height="15.9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641cm" svg:y="0.323cm" svg:width="8.449cm" svg:height="15.2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'mlstats-posts'.A43:'mlstats-posts'.A75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mlstats-posts'.B43:'mlstats-posts'.B75" chart:class="chart:bar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nv-and-stacks</text:p>
                <draw:g>
                  <svg:desc>'mlstats-posts'.A43:'mlstats-posts'.A75</svg:desc>
                </draw:g>
              </table:table-cell>
              <table:table-cell office:value-type="float" office:value="996">
                <text:p>996</text:p>
                <draw:g>
                  <svg:desc>'mlstats-posts'.B43:'mlstats-posts'.B75</svg:desc>
                </draw:g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2258">
                <text:p>12258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23731">
                <text:p>23731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16588">
                <text:p>216588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378888">
                <text:p>378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5.064cm" xlink:href=".." xlink:type="simple" chart:class="chart:bar" chart:style-name="ch1">
        <chart:plot-area chart:style-name="ch2" table:cell-range-address="'mlstats-posts'.A43:'mlstats-posts'.B74" chart:data-source-has-labels="column" svg:x="0.32cm" svg:y="0.301cm" svg:width="15.36cm" svg:height="14.4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29cm" svg:y="0.301cm" svg:width="10.931cm" svg:height="13.8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'mlstats-posts'.A43:'mlstats-posts'.A74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mlstats-posts'.B43:'mlstats-posts'.B74" chart:class="chart:ba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nv-and-stacks</text:p>
                <draw:g>
                  <svg:desc>'mlstats-posts'.A43:'mlstats-posts'.A74</svg:desc>
                </draw:g>
              </table:table-cell>
              <table:table-cell office:value-type="float" office:value="996">
                <text:p>996</text:p>
                <draw:g>
                  <svg:desc>'mlstats-posts'.B43:'mlstats-posts'.B74</svg:desc>
                </draw:g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olpc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914">
                <text:p>4914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6141">
                <text:p>6141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12258">
                <text:p>12258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brasil-marketing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6597">
                <text:p>16597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23731">
                <text:p>23731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216588">
                <text:p>2165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